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739cm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="none" draw:fill-color="#3465a4" draw:textarea-horizontal-align="justify" draw:textarea-vertical-align="middle" draw:auto-grow-height="false" fo:min-height="1.716cm" fo:min-width="1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1cm"/>
      <style:paragraph-properties style:writing-mode="lr-tb"/>
    </style:style>
    <style:style style:name="gr7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1.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1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1.424cm"/>
      <style:paragraph-properties style:writing-mode="lr-tb"/>
    </style:style>
    <style:style style:name="gr12" style:family="graphic" style:parent-style-name="objectwithoutfill">
      <style:graphic-properties svg:stroke-color="#ea7500" draw:marker-end="Symmetric_20_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none" draw:fill-color="#3465a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8pt" style:font-size-asian="8pt" style:font-size-complex="8pt"/>
    </style:style>
    <style:style style:name="T1" style:family="text">
      <style:text-properties fo:color="#ea7500" fo:font-size="8pt" style:font-size-asian="8pt" style:font-size-complex="8pt"/>
    </style:style>
    <style:style style:name="T2" style:family="text">
      <style:text-properties fo:color="#ea7500"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39cm" svg:height="1.205cm" svg:x="5.761cm" svg:y="2.8cm">
          <draw:text-box>
            <text:p><text:span text:style-name="T1">D1</text:span><text:span text:style-name="T1"><text:line-break/></text:span><text:span text:style-name="T1">12V</text:span><text:span text:style-name="T1"><text:line-break/></text:span><text:span text:style-name="T1">600W</text:span></text:p>
          </draw:text-box>
        </draw:frame>
        <draw:custom-shape draw:style-name="gr2" draw:text-style-name="P2" draw:layer="layout" svg:width="2cm" svg:height="2cm" svg:x="8.5cm" svg:y="2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cm" svg:y1="1.9cm" svg:x2="3cm" svg:y2="1.9cm">
          <text:p/>
        </draw:line>
        <draw:g>
          <draw:line draw:style-name="gr3" draw:text-style-name="P3" draw:layer="layout" svg:x1="7.1cm" svg:y1="5.2cm" svg:x2="7.9cm" svg:y2="5.2cm">
            <text:p/>
          </draw:line>
          <draw:line draw:style-name="gr3" draw:text-style-name="P3" draw:layer="layout" svg:x1="7.1cm" svg:y1="5.2cm" svg:x2="7.5cm" svg:y2="5.7cm">
            <text:p/>
          </draw:line>
          <draw:line draw:style-name="gr3" draw:text-style-name="P3" draw:layer="layout" svg:x1="7.5cm" svg:y1="5.2cm" svg:x2="7.5cm" svg:y2="4.9cm">
            <text:p/>
          </draw:line>
          <draw:line draw:style-name="gr3" draw:text-style-name="P3" draw:layer="layout" svg:x1="7.9cm" svg:y1="5.2cm" svg:x2="7.5cm" svg:y2="5.7cm">
            <text:p/>
          </draw:line>
        </draw:g>
        <draw:g>
          <draw:line draw:style-name="gr3" draw:text-style-name="P3" draw:layer="layout" svg:x1="5.5cm" svg:y1="4.4cm" svg:x2="5.5cm" svg:y2="2.4cm">
            <text:p/>
          </draw:line>
          <draw:path draw:style-name="gr3" draw:text-style-name="P3" draw:layer="layout" svg:width="0.635cm" svg:height="0.353cm" draw:transform="rotate (2.35619449019234) translate (5.65cm 3.55cm)" svg:viewBox="0 0 636 354" svg:d="M0 354c141 0 141 0 141 0l354-354h141">
            <text:p/>
          </draw:path>
          <draw:custom-shape draw:style-name="gr4" draw:text-style-name="P4" draw:layer="layout" svg:width="0.6cm" svg:height="0.5cm" draw:transform="rotate (-3.14159265358979) translate (5.8cm 3.7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" draw:text-style-name="P3" draw:layer="layout" svg:width="0.635cm" svg:height="0.353cm" draw:transform="rotate (2.35619449019234) translate (5.55cm 3.45cm)" svg:viewBox="0 0 636 354" svg:d="M0 354c141 0 141 0 141 0l354-354h141">
            <text:p/>
          </draw:path>
        </draw:g>
        <draw:custom-shape draw:style-name="gr5" draw:text-style-name="P4" draw:layer="layout" svg:width="0.2cm" svg:height="0.2cm" svg:x="5.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5cm" svg:y1="4.4cm" svg:x2="5.5cm" svg:y2="4.9cm">
          <text:p/>
        </draw:line>
        <draw:line draw:style-name="gr3" draw:text-style-name="P3" draw:layer="layout" svg:x1="2.5cm" svg:y1="4.9cm" svg:x2="9.5cm" svg:y2="4.9cm">
          <text:p/>
        </draw:line>
        <draw:line draw:style-name="gr3" draw:text-style-name="P3" draw:layer="layout" svg:x1="9.5cm" svg:y1="4.4cm" svg:x2="9.5cm" svg:y2="4.9cm">
          <text:p/>
        </draw:line>
        <draw:line draw:style-name="gr3" draw:text-style-name="P3" draw:layer="layout" svg:x1="9.5cm" svg:y1="1.9cm" svg:x2="9.5cm" svg:y2="2.4cm">
          <text:p/>
        </draw:line>
        <draw:line draw:style-name="gr3" draw:text-style-name="P3" draw:layer="layout" svg:x1="5.5cm" svg:y1="1.9cm" svg:x2="5.5cm" svg:y2="2.4cm">
          <text:p/>
        </draw:line>
        <draw:custom-shape draw:style-name="gr5" draw:text-style-name="P4" draw:layer="layout" svg:width="0.2cm" svg:height="0.2cm" svg:x="5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171cm" svg:height="0.569cm" svg:x="0cm" svg:y="2.6cm">
          <draw:text-box>
            <text:p><text:span text:style-name="T1">+12V</text:span></text:p>
          </draw:text-box>
        </draw:frame>
        <draw:line draw:style-name="gr3" draw:text-style-name="P3" draw:layer="layout" svg:x1="2.5cm" svg:y1="3.9cm" svg:x2="2.5cm" svg:y2="4.9cm">
          <text:p/>
        </draw:line>
        <draw:line draw:style-name="gr3" draw:text-style-name="P3" draw:layer="layout" svg:x1="2.5cm" svg:y1="1.9cm" svg:x2="2.5cm" svg:y2="2.9cm">
          <text:p/>
        </draw:line>
        <draw:g>
          <draw:line draw:style-name="gr3" draw:text-style-name="P3" draw:layer="layout" svg:x1="1.1cm" svg:y1="2.4cm" svg:x2="1.1cm" svg:y2="4.4cm">
            <text:p/>
          </draw:line>
          <draw:line draw:style-name="gr3" draw:text-style-name="P3" draw:layer="layout" svg:x1="2.1cm" svg:y1="2.4cm" svg:x2="2.1cm" svg:y2="4.4cm">
            <text:p/>
          </draw:line>
          <draw:line draw:style-name="gr3" draw:text-style-name="P3" draw:layer="layout" svg:x1="1.1cm" svg:y1="2.4cm" svg:x2="2.1cm" svg:y2="2.4cm">
            <text:p/>
          </draw:line>
          <draw:line draw:style-name="gr3" draw:text-style-name="P3" draw:layer="layout" svg:x1="1.1cm" svg:y1="4.4cm" svg:x2="2.1cm" svg:y2="4.4cm">
            <text:p/>
          </draw:line>
          <draw:line draw:style-name="gr3" draw:text-style-name="P3" draw:layer="layout" svg:x1="1.7cm" svg:y1="3.9cm" svg:x2="2.5cm" svg:y2="3.9cm">
            <text:p/>
          </draw:line>
          <draw:custom-shape draw:style-name="gr7" draw:text-style-name="P2" draw:layer="layout" svg:width="0.2cm" svg:height="0.2cm" svg:x="1.5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7cm" svg:y1="2.9cm" svg:x2="2.5cm" svg:y2="2.9cm">
            <text:p/>
          </draw:line>
          <draw:custom-shape draw:style-name="gr7" draw:text-style-name="P2" draw:layer="layout" svg:width="0.2cm" svg:height="0.2cm" svg:x="1.5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1" draw:layer="layout" svg:width="1.129cm" svg:height="0.569cm" svg:x="0.129cm" svg:y="3.6cm">
          <draw:text-box>
            <text:p><text:span text:style-name="T1">GND</text:span></text:p>
          </draw:text-box>
        </draw:frame>
        <draw:frame draw:style-name="gr9" draw:text-style-name="P5" draw:layer="layout" svg:width="1.92cm" svg:height="0.599cm" svg:x="0.1cm" svg:y="0.8cm">
          <draw:text-box>
            <text:p><text:span text:style-name="T2">Connector providing</text:span></text:p>
            <text:p><text:span text:style-name="T2">power to PCB</text:span></text:p>
          </draw:text-box>
        </draw:frame>
        <draw:frame draw:style-name="gr10" draw:text-style-name="P5" draw:layer="layout" svg:width="1.907cm" svg:height="0.947cm" svg:x="8.6cm" svg:y="3.027cm">
          <draw:text-box>
            <text:p><text:span text:style-name="T2">Various ICs such</text:span><text:span text:style-name="T2"><text:line-break/></text:span><text:span text:style-name="T2">as SMPS, linear</text:span><text:span text:style-name="T2"><text:line-break/></text:span><text:span text:style-name="T2">regulators, op-amps</text:span><text:span text:style-name="T2"><text:line-break/></text:span><text:span text:style-name="T2">e.t.c. </text:span></text:p>
          </draw:text-box>
        </draw:frame>
        <draw:frame draw:style-name="gr11" draw:text-style-name="P5" draw:layer="layout" svg:width="2.788cm" svg:height="1.121cm" svg:x="4.912cm" svg:y="0.179cm">
          <draw:text-box>
            <text:p><text:span text:style-name="T2">Aside from protecting the circuit </text:span><text:span text:style-name="T2"><text:line-break/></text:span><text:span text:style-name="T2">when 12V is applied correctly,</text:span><text:span text:style-name="T2"><text:line-break/></text:span><text:span text:style-name="T2">this fuse will also blow if +12V is </text:span><text:span text:style-name="T2"><text:line-break/></text:span><text:span text:style-name="T2">hooked up in reverse (current </text:span><text:span text:style-name="T2"><text:line-break/></text:span><text:span text:style-name="T2">going through D1 and F1)</text:span></text:p>
          </draw:text-box>
        </draw:frame>
        <draw:line draw:style-name="gr12" draw:text-style-name="P3" draw:layer="layout" svg:x1="5.1cm" svg:y1="1cm" svg:x2="4.3cm" svg:y2="1.5cm">
          <text:p/>
        </draw:line>
        <draw:line draw:style-name="gr12" draw:text-style-name="P3" draw:layer="layout" svg:x1="1cm" svg:y1="1.4cm" svg:x2="1.4cm" svg:y2="2.3cm">
          <text:p/>
        </draw:line>
        <draw:g>
          <draw:line draw:style-name="gr3" draw:text-style-name="P3" draw:layer="layout" svg:x1="3cm" svg:y1="1.9cm" svg:x2="5cm" svg:y2="1.9cm">
            <text:p/>
          </draw:line>
          <draw:line draw:style-name="gr3" draw:text-style-name="P3" draw:layer="layout" svg:x1="4.6cm" svg:y1="1.7cm" svg:x2="4.6cm" svg:y2="2.1cm">
            <text:p/>
          </draw:line>
          <draw:line draw:style-name="gr3" draw:text-style-name="P3" draw:layer="layout" svg:x1="3.4cm" svg:y1="1.7cm" svg:x2="3.4cm" svg:y2="2.1cm">
            <text:p/>
          </draw:line>
          <draw:line draw:style-name="gr3" draw:text-style-name="P3" draw:layer="layout" svg:x1="3.4cm" svg:y1="1.7cm" svg:x2="4.6cm" svg:y2="1.7cm">
            <text:p/>
          </draw:line>
          <draw:line draw:style-name="gr3" draw:text-style-name="P3" draw:layer="layout" svg:x1="3.4cm" svg:y1="2.1cm" svg:x2="4.6cm" svg:y2="2.1cm">
            <text:p/>
          </draw:line>
        </draw:g>
        <draw:frame draw:style-name="gr13" draw:text-style-name="P1" draw:layer="layout" svg:width="0.832cm" svg:height="0.725cm" svg:x="3.6cm" svg:y="1.1cm">
          <draw:text-box>
            <text:p><text:span text:style-name="T1">F1</text:span></text:p>
          </draw:text-box>
        </draw:frame>
        <draw:line draw:style-name="gr3" draw:text-style-name="P3" draw:layer="layout" svg:x1="5cm" svg:y1="1.9cm" svg:x2="9.5cm" svg:y2="1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9T17:45:41.817000000</meta:creation-date>
    <dc:date>2021-07-10T16:28:20.123000000</dc:date>
    <meta:editing-duration>PT3H12M18S</meta:editing-duration>
    <meta:editing-cycles>6</meta:editing-cycles>
    <meta:generator>LibreOffice/6.4.4.2$Windows_X86_64 LibreOffice_project/3d775be2011f3886db32dfd395a6a6d1ca2630ff</meta:generator>
    <meta:document-statistic meta:object-count="46"/>
  </office:meta>
</office:document-meta>
</file>